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5c4" officeooo:paragraph-rsid="000db5c4"/>
    </style:style>
    <style:style style:name="P2" style:family="paragraph" style:parent-style-name="Standard">
      <style:text-properties fo:font-weight="bold" officeooo:rsid="000db5c4" officeooo:paragraph-rsid="000db5c4" style:font-weight-asian="bold" style:font-weight-complex="bold"/>
    </style:style>
    <style:style style:name="P3" style:family="paragraph" style:parent-style-name="Standard">
      <style:text-properties fo:font-weight="normal" officeooo:rsid="000db5c4" officeooo:paragraph-rsid="000db5c4" style:font-weight-asian="normal" style:font-weight-complex="normal"/>
    </style:style>
    <style:style style:name="P4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0db5c4" officeooo:paragraph-rsid="000db5c4" style:font-weight-asian="normal" style:font-weight-complex="normal"/>
    </style:style>
    <style:style style:name="P5" style:family="paragraph" style:parent-style-name="Standard">
      <style:text-properties fo:font-weight="normal" officeooo:rsid="000db5c4" officeooo:paragraph-rsid="000db5c4" style:font-weight-asian="normal" style:font-weight-complex="normal"/>
    </style:style>
    <style:style style:name="P6" style:family="paragraph" style:parent-style-name="Standard">
      <style:text-properties fo:font-weight="normal" officeooo:rsid="000f2ddb" officeooo:paragraph-rsid="000f2ddb" style:font-weight-asian="normal" style:font-weight-complex="normal"/>
    </style:style>
    <style:style style:name="P7" style:family="paragraph" style:parent-style-name="Standard">
      <style:text-properties fo:font-weight="bold" officeooo:rsid="000f2ddb" officeooo:paragraph-rsid="000f2ddb" style:font-weight-asian="bold" style:font-weight-complex="bold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4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rst, try all the other possible check digits. <text:s/></text:p>
      <text:p text:style-name="P3">Then work backwards through each column and everytime a potentially valid item occurs, store it in a list.</text:p>
      <text:p text:style-name="P3">After completion print out a list of the possible air waybill numbers.</text:p>
      <text:p text:style-name="P3"/>
      <text:p text:style-name="P3">Alternatively, can take the column which is unreadable, and check that one only.</text:p>
      <text:p text:style-name="P3"/>
      <text:p text:style-name="P6">//</text:p>
      <text:p text:style-name="P6"/>
      <text:p text:style-name="P7">SHOULD CHECK COLUMN BY COLUMN FOR VALID NUMBERS, AND SHOW THE POSSIBLE NUMBERS BY COLOUR CODING TO THE TERMINAL</text:p>
      <text:p text:style-name="P6"/>
      <text:p text:style-name="P6">//</text:p>
      <text:p text:style-name="P2"/>
      <text:p text:style-name="P2"/>
      <text:p text:style-name="P2">More Info:</text:p>
      <text:p text:style-name="P2"/>
      <text:p text:style-name="P4">The AWB number has 11 digits and 3 parts.</text:p>
      <text:list xml:id="list2353896646" text:style-name="L1">
        <text:list-item>
          <text:p text:style-name="P8"><text:span text:style-name="T2">The first 3 digits are the </text:span><text:span text:style-name="T4">Airline Prefix</text:span><text:bookmark text:name="cite_ref-3"/><text:a xlink:type="simple" xlink:href="https://en.wikipedia.org/wiki/Air_waybill#cite_note-3" text:style-name="Internet_20_link" text:visited-style-name="Visited_20_Internet_20_Link">[3]</text:a><text:bookmark text:name="cite_ref-4"/><text:a xlink:type="simple" xlink:href="https://en.wikipedia.org/wiki/Air_waybill#cite_note-4" text:style-name="Internet_20_link" text:visited-style-name="Visited_20_Internet_20_Link">[4]</text:a></text:p>
        </text:list-item>
        <text:list-item>
          <text:p text:style-name="P9">The next 7 digits is the <text:span text:style-name="T1">Serial Number</text:span> of the AWB</text:p>
        </text:list-item>
        <text:list-item>
          <text:p text:style-name="P10"><text:span text:style-name="T2">The last digit is the </text:span><text:a xlink:type="simple" xlink:href="https://en.wikipedia.org/wiki/Check_digit" text:style-name="Internet_20_link" text:visited-style-name="Visited_20_Internet_20_Link"><text:span text:style-name="T6">Check digit</text:span></text:a></text:p>
          <text:list>
            <text:list-item>
              <text:p text:style-name="P8"><text:span text:style-name="T2">The check digit is derived by dividing the 7 digit Serial Number by 7. The remainder determines the Check Digit. Example: Serial Number 8114074 divided by 7 is 1159153 </text:span><text:span text:style-name="T3">with remainder 3</text:span><text:span text:style-name="T2">. Therefore the Serial Number + Check Digit is 8114074</text:span><text:span text:style-name="T3">3</text:span><text:span text:style-name="T2">.</text:span><text:bookmark text:name="cite_ref-5"/><text:a xlink:type="simple" xlink:href="https://en.wikipedia.org/wiki/Air_waybill#cite_note-5" text:style-name="Internet_20_link" text:visited-style-name="Visited_20_Internet_20_Link"><text:span text:style-name="T5">[</text:span></text:a></text:p>
            </text:list-item>
          </text:list>
        </text:list-item>
      </text:list>
      <text:p text:style-name="P3"/>
      <text:p text:style-name="P1"/>
      <text:p text:style-name="P1">Method of calculating the check digit The MAWB number consists of a total 11 digits. These 11 digits can be divided into 3 parts 1] The first 3 digits are the Airline Prefix which are unique for every airline 2] The next 7 digits is the Serial Number of the AWB 3] The last digit is the Check digit For example the AWB number is 589 8114074 3 Disregard the first 3 unique Airline Prefix numbers and the last Check Digit [because that’s what we are going to find and match it with the actual check digit] Just consider the 7 digit Serial Number, 8114074 and divide this by 7 [the number 7 is a constant, Mod7] The remainder determines the Check Digit Example, Serial Number 8114074 when divided manually by 7 the remainder is 3. This remainder matches with the check digit of the AWB, hence the AWB number 589 8114074 3 is correct *Note Since we are dividing the Serial Number by the constant number 7, the remainder will always be a number less than 7, i.e a number between 0 to 6. For example If the remainder is 7, again it can be divided by 7 and the remainder will be 0 If the remainder is 8, again it can be divided by 7 and the remainder will be 1 If the remainder is 9, again it can be divided by 7 and the remainder will be 2 Hence, as a thumb rule, the check digit of an AWB number will always be a number less than 7. The moment you come across the last number as 7, 8 or 9 instantly you can say that the AWB number is not vali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1:43:02.542703662</meta:creation-date>
    <meta:generator>LibreOffice/5.3.1.2$Linux_X86_64 LibreOffice_project/30m0$Build-2</meta:generator>
    <dc:date>2017-03-30T06:29:58.170712486</dc:date>
    <meta:editing-duration>PT3M52S</meta:editing-duration>
    <meta:editing-cycles>2</meta:editing-cycles>
    <meta:document-statistic meta:table-count="0" meta:image-count="0" meta:object-count="0" meta:page-count="1" meta:paragraph-count="14" meta:word-count="439" meta:character-count="2285" meta:non-whitespace-character-count="1861"/>
  </office:meta>
</office:document-meta>
</file>